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0ac" officeooo:paragraph-rsid="0010c0ac"/>
    </style:style>
    <style:style style:name="P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TWORK NAMESPACES</text:p>
      <text:p text:style-name="P1"/>
      <text:p text:style-name="P1"/>
      <text:p text:style-name="P1"># Create network namespaces</text:p>
      <text:p text:style-name="P1"/>
      <text:p text:style-name="P1">```</text:p>
      <text:p text:style-name="P1">ip netns add red</text:p>
      <text:p text:style-name="P1">ip netns add blue</text:p>
      <text:p text:style-name="P1">```</text:p>
      <text:p text:style-name="P1"/>
      <text:p text:style-name="P1"># Create veth pairs</text:p>
      <text:p text:style-name="P1"/>
      <text:p text:style-name="P1">```</text:p>
      <text:p text:style-name="P1">ip link add veth-red type veth peer name veth-blue</text:p>
      <text:p text:style-name="P1">```</text:p>
      <text:p text:style-name="P1"/>
      <text:p text:style-name="P1"/>
      <text:p text:style-name="P1"># Create Add veth to respective namespaces</text:p>
      <text:p text:style-name="P1"/>
      <text:p text:style-name="P1">```</text:p>
      <text:p text:style-name="P1">ip link set veth-red netns red</text:p>
      <text:p text:style-name="P1">ip link set veth-blue netns blue</text:p>
      <text:p text:style-name="P1">```</text:p>
      <text:p text:style-name="P1"/>
      <text:p text:style-name="P1"># Set IP Addresses</text:p>
      <text:p text:style-name="P1"/>
      <text:p text:style-name="P1">```</text:p>
      <text:p text:style-name="P1">ip -n red addr add 192.168.1.1 dev veth-red</text:p>
      <text:p text:style-name="P1">ip -n blue addr add 192.168.1.2 dev veth-blue</text:p>
      <text:p text:style-name="P1">```</text:p>
      <text:p text:style-name="P1"/>
      <text:p text:style-name="P1"># Check IP Addresses</text:p>
      <text:p text:style-name="P1"/>
      <text:p text:style-name="P1">```</text:p>
      <text:p text:style-name="P1">ip -n red addr</text:p>
      <text:p text:style-name="P1">ip -n blue addr</text:p>
      <text:p text:style-name="P1">```</text:p>
      <text:p text:style-name="P1"/>
      <text:p text:style-name="P1"># Bring up interfaces</text:p>
      <text:p text:style-name="P1"/>
      <text:p text:style-name="P1">```</text:p>
      <text:p text:style-name="P1">ip -n red link set veth-red up</text:p>
      <text:p text:style-name="P1">ip -n blue link set veth-blue up</text:p>
      <text:p text:style-name="P1">```</text:p>
      <text:p text:style-name="P1"/>
      <text:p text:style-name="P1"># Bring Loopback devices up</text:p>
      <text:p text:style-name="P1"/>
      <text:p text:style-name="P1">```</text:p>
      <text:p text:style-name="P1">ip -n red link set lo up</text:p>
      <text:p text:style-name="P1">ip -n blue link set lo up</text:p>
      <text:p text:style-name="P1">```</text:p>
      <text:p text:style-name="P1"/>
      <text:p text:style-name="P1"><text:soft-page-break/># Add default gateway</text:p>
      <text:p text:style-name="P1"/>
      <text:p text:style-name="P1">```</text:p>
      <text:p text:style-name="P1">ip netns exec red ip route add default via 192.168.1.1 dev veth-red</text:p>
      <text:p text:style-name="P1">ip netns exec blue ip route add default via 192.168.1.2 devip -n blue link del veth-blue</text:p>
      <text:p text:style-name="P1">```</text:p>
      <text:p text:style-name="P1"/>
      <text:p text:style-name="P1">```</text:p>
      <text:p text:style-name="P1">ip netns del red</text:p>
      <text:p text:style-name="P1">ip netns del blue</text:p>
      <text:p text:style-name="P1">```</text:p>
      <text:p text:style-name="P1"/>
      <text:p text:style-name="P1">```</text:p>
      <text:p text:style-name="P1">ip link del v-net-0</text:p>
      <text:p text:style-name="P1">```</text:p>
      <text:p text:style-name="P1"/>
      <text:p text:style-name="P1">```</text:p>
      <text:p text:style-name="P1">iptables -t nat -D POSTROUTING 1</text:p>
      <text:p text:style-name="P1">```</text:p>
      <text:p text:style-name="P1"/>
      <text:p text:style-name="P1">#</text:p>
      <text:p text:style-name="P1"/>
      <text:p text:style-name="P1">```</text:p>
      <text:p text:style-name="P1">ip netns add red</text:p>
      <text:p text:style-name="P1">ip netns add blue</text:p>
      <text:p text:style-name="P1">```</text:p>
      <text:p text:style-name="P1"/>
      <text:p text:style-name="P1">```</text:p>
      <text:p text:style-name="P1">ip link add veth-red type veth peer name veth-red-br</text:p>
      <text:p text:style-name="P1">ip link add veth-blue type veth peer name veth-blue-br</text:p>
      <text:p text:style-name="P1">```</text:p>
      <text:p text:style-name="P1"/>
      <text:p text:style-name="P1">```</text:p>
      <text:p text:style-name="P1">ip link set veth-red netns red</text:p>
      <text:p text:style-name="P1">ip link set veth-blue netns blue</text:p>
      <text:p text:style-name="P1">```</text:p>
      <text:p text:style-name="P1"/>
      <text:p text:style-name="P1">```</text:p>
      <text:p text:style-name="P1">ip -n red addr add 192.168.15.2/24 dev veth-red</text:p>
      <text:p text:style-name="P1">ip -n blue addr add 192.168.15.3/24 dev veth-blue</text:p>
      <text:p text:style-name="P1">```</text:p>
      <text:p text:style-name="P1"/>
      <text:p text:style-name="P1">```</text:p>
      <text:p text:style-name="P1">brctl addbr v-net-0</text:p>
      <text:p text:style-name="P1">```</text:p>
      <text:p text:style-name="P1"/>
      <text:p text:style-name="P1">ip link set dev v-net-0 up</text:p>
      <text:p text:style-name="P1">ip link set veth-red-br 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5:25:56.379930682</meta:creation-date>
    <dc:date>2019-10-25T15:29:58.202851516</dc:date>
    <meta:editing-duration>PT4M2S</meta:editing-duration>
    <meta:editing-cycles>1</meta:editing-cycles>
    <meta:document-statistic meta:table-count="0" meta:image-count="0" meta:object-count="0" meta:page-count="2" meta:paragraph-count="72" meta:word-count="266" meta:character-count="1290" meta:non-whitespace-character-count="1096"/>
    <meta:generator>LibreOffice/6.1.6.3$Linux_X86_64 LibreOffice_project/10$Build-3</meta:generator>
  </office:meta>
</office:document-meta>
</file>